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2d600b" officeooo:paragraph-rsid="002d600b" style:font-weight-asian="normal" style:font-weight-complex="normal"/>
    </style:style>
    <style:style style:name="P3" style:family="paragraph" style:parent-style-name="Standard">
      <style:text-properties fo:font-weight="normal" officeooo:rsid="00459905" officeooo:paragraph-rsid="00459905" style:font-weight-asian="normal" style:font-weight-complex="normal"/>
    </style:style>
    <style:style style:name="P4" style:family="paragraph" style:parent-style-name="Standard">
      <style:text-properties fo:font-weight="normal" officeooo:rsid="0052754c" officeooo:paragraph-rsid="0052754c" style:font-weight-asian="normal" style:font-weight-complex="normal"/>
    </style:style>
    <style:style style:name="P5" style:family="paragraph" style:parent-style-name="Standard">
      <style:text-properties officeooo:paragraph-rsid="004d6766"/>
    </style:style>
    <style:style style:name="P6" style:family="paragraph" style:parent-style-name="Standard">
      <style:text-properties officeooo:rsid="00544aba" officeooo:paragraph-rsid="00544aba"/>
    </style:style>
    <style:style style:name="P7" style:family="paragraph" style:parent-style-name="Standard">
      <style:text-properties officeooo:rsid="00544aba" officeooo:paragraph-rsid="0057f307"/>
    </style:style>
    <style:style style:name="P8" style:family="paragraph" style:parent-style-name="Standard">
      <style:text-properties officeooo:rsid="00544aba" officeooo:paragraph-rsid="0059e26d"/>
    </style:style>
    <style:style style:name="P9" style:family="paragraph" style:parent-style-name="Standard">
      <style:text-properties officeooo:rsid="0055f48c" officeooo:paragraph-rsid="0055f48c"/>
    </style:style>
    <style:style style:name="P10" style:family="paragraph" style:parent-style-name="Standard">
      <style:text-properties officeooo:rsid="0055f48c" officeooo:paragraph-rsid="0057f307"/>
    </style:style>
    <style:style style:name="P11" style:family="paragraph" style:parent-style-name="Standard">
      <style:text-properties officeooo:rsid="0055f48c" officeooo:paragraph-rsid="005c4add"/>
    </style:style>
    <style:style style:name="P12" style:family="paragraph" style:parent-style-name="Standard">
      <style:text-properties officeooo:rsid="0055f48c" officeooo:paragraph-rsid="0059e26d"/>
    </style:style>
    <style:style style:name="P13" style:family="paragraph" style:parent-style-name="Standard">
      <style:text-properties officeooo:rsid="0056cb43" officeooo:paragraph-rsid="0056cb43"/>
    </style:style>
    <style:style style:name="P14" style:family="paragraph" style:parent-style-name="Standard">
      <style:text-properties officeooo:rsid="0057f307" officeooo:paragraph-rsid="0057f307"/>
    </style:style>
    <style:style style:name="P15" style:family="paragraph" style:parent-style-name="Standard">
      <style:text-properties officeooo:rsid="0057f307" officeooo:paragraph-rsid="005a4de3"/>
    </style:style>
    <style:style style:name="P16" style:family="paragraph" style:parent-style-name="Standard">
      <style:text-properties officeooo:rsid="0059a75d" officeooo:paragraph-rsid="0059a75d"/>
    </style:style>
    <style:style style:name="P17" style:family="paragraph" style:parent-style-name="Standard">
      <style:text-properties fo:font-weight="bold" officeooo:rsid="0059e26d" officeooo:paragraph-rsid="0059e26d" style:font-weight-asian="bold" style:font-weight-complex="bold"/>
    </style:style>
    <style:style style:name="P18" style:family="paragraph" style:parent-style-name="Standard">
      <style:text-properties officeooo:paragraph-rsid="0059e26d"/>
    </style:style>
    <style:style style:name="P19" style:family="paragraph" style:parent-style-name="Standard">
      <style:text-properties officeooo:rsid="005c7a0f" officeooo:paragraph-rsid="005c7a0f"/>
    </style:style>
    <style:style style:name="P20" style:family="paragraph" style:parent-style-name="Standard">
      <style:text-properties officeooo:rsid="005c9c27" officeooo:paragraph-rsid="005c9c27"/>
    </style:style>
    <style:style style:name="P21" style:family="paragraph" style:parent-style-name="Standard">
      <style:text-properties officeooo:paragraph-rsid="005c9c27"/>
    </style:style>
    <style:style style:name="P22" style:family="paragraph" style:parent-style-name="Standard">
      <style:text-properties officeooo:rsid="005ca70e" officeooo:paragraph-rsid="005ca70e"/>
    </style:style>
    <style:style style:name="P23" style:family="paragraph" style:parent-style-name="Standard">
      <style:text-properties officeooo:paragraph-rsid="005d78c0"/>
    </style:style>
    <style:style style:name="P24" style:family="paragraph" style:parent-style-name="Standard">
      <style:text-properties officeooo:rsid="005d78c0" officeooo:paragraph-rsid="005d78c0"/>
    </style:style>
    <style:style style:name="P25" style:family="paragraph" style:parent-style-name="Text_20_body">
      <style:text-properties officeooo:rsid="0055f48c" officeooo:paragraph-rsid="0057f307"/>
    </style:style>
    <style:style style:name="T1" style:family="text">
      <style:text-properties fo:font-weight="normal" style:font-weight-asian="normal" style:font-weight-complex="normal"/>
    </style:style>
    <style:style style:name="T2" style:family="text">
      <style:text-properties fo:font-weight="normal" officeooo:rsid="004d6766" style:font-weight-asian="normal" style:font-weight-complex="normal"/>
    </style:style>
    <style:style style:name="T3" style:family="text">
      <style:text-properties fo:font-weight="normal" officeooo:rsid="0055f48c" style:font-weight-asian="normal" style:font-weight-complex="normal"/>
    </style:style>
    <style:style style:name="T4" style:family="text">
      <style:text-properties fo:font-weight="normal" officeooo:rsid="0056cb43" style:font-weight-asian="normal" style:font-weight-complex="normal"/>
    </style:style>
    <style:style style:name="T5" style:family="text">
      <style:text-properties fo:font-weight="normal" officeooo:rsid="00544aba" style:font-weight-asian="normal" style:font-weight-complex="normal"/>
    </style:style>
    <style:style style:name="T6" style:family="text">
      <style:text-properties fo:font-weight="normal" officeooo:rsid="0057f307" style:font-weight-asian="normal" style:font-weight-complex="normal"/>
    </style:style>
    <style:style style:name="T7" style:family="text">
      <style:text-properties fo:font-weight="normal" officeooo:rsid="0059a75d" style:font-weight-asian="normal" style:font-weight-complex="normal"/>
    </style:style>
    <style:style style:name="T8" style:family="text">
      <style:text-properties fo:font-weight="normal" officeooo:rsid="0059e26d" style:font-weight-asian="normal" style:font-weight-complex="normal"/>
    </style:style>
    <style:style style:name="T9" style:family="text">
      <style:text-properties fo:font-weight="normal" officeooo:rsid="005a4de3" style:font-weight-asian="normal" style:font-weight-complex="normal"/>
    </style:style>
    <style:style style:name="T10" style:family="text">
      <style:text-properties fo:font-weight="normal" officeooo:rsid="005c4add" style:font-weight-asian="normal" style:font-weight-complex="normal"/>
    </style:style>
    <style:style style:name="T11" style:family="text">
      <style:text-properties fo:font-weight="normal" officeooo:rsid="005c7a0f" style:font-weight-asian="normal" style:font-weight-complex="normal"/>
    </style:style>
    <style:style style:name="T12" style:family="text">
      <style:text-properties fo:font-weight="normal" officeooo:rsid="005c9c2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d6766" style:font-weight-asian="bold" style:font-weight-complex="bold"/>
    </style:style>
    <style:style style:name="T15" style:family="text">
      <style:text-properties fo:font-weight="bold" officeooo:rsid="0056cb43" style:font-weight-asian="bold" style:font-weight-complex="bold"/>
    </style:style>
    <style:style style:name="T16" style:family="text">
      <style:text-properties fo:font-weight="bold" officeooo:rsid="0059a75d" style:font-weight-asian="bold" style:font-weight-complex="bold"/>
    </style:style>
    <style:style style:name="T17" style:family="text">
      <style:text-properties fo:font-weight="bold" officeooo:rsid="005a4de3" style:font-weight-asian="bold" style:font-weight-complex="bold"/>
    </style:style>
    <style:style style:name="T18" style:family="text">
      <style:text-properties fo:font-weight="bold" officeooo:rsid="005c7a0f" style:font-weight-asian="bold" style:font-weight-complex="bold"/>
    </style:style>
    <style:style style:name="T19" style:family="text">
      <style:text-properties fo:font-weight="bold" officeooo:rsid="0057f307" style:font-weight-asian="bold" style:font-weight-complex="bold"/>
    </style:style>
    <style:style style:name="T20" style:family="text">
      <style:text-properties officeooo:rsid="0025c232"/>
    </style:style>
    <style:style style:name="T21" style:family="text">
      <style:text-properties officeooo:rsid="0029c951"/>
    </style:style>
    <style:style style:name="T22" style:family="text">
      <style:text-properties officeooo:rsid="003499a5"/>
    </style:style>
    <style:style style:name="T23" style:family="text">
      <style:text-properties fo:font-style="italic"/>
    </style:style>
    <style:style style:name="T24" style:family="text">
      <style:text-properties officeooo:rsid="004dfc12"/>
    </style:style>
    <style:style style:name="T25" style:family="text">
      <style:text-properties officeooo:rsid="0052754c"/>
    </style:style>
    <style:style style:name="T26" style:family="text">
      <style:text-properties officeooo:rsid="00544aba"/>
    </style:style>
    <style:style style:name="T27" style:family="text">
      <style:text-properties officeooo:rsid="0055f48c"/>
    </style:style>
    <style:style style:name="T28" style:family="text">
      <style:text-properties officeooo:rsid="0056cb43"/>
    </style:style>
    <style:style style:name="T29" style:family="text">
      <style:text-properties officeooo:rsid="0057f307"/>
    </style:style>
    <style:style style:name="T30" style:family="text">
      <style:text-properties officeooo:rsid="0059a75d"/>
    </style:style>
    <style:style style:name="T31" style:family="text">
      <style:text-properties officeooo:rsid="0059e26d"/>
    </style:style>
    <style:style style:name="T32" style:family="text">
      <style:text-properties officeooo:rsid="005a4de3"/>
    </style:style>
    <style:style style:name="T33" style:family="text">
      <style:text-properties officeooo:rsid="005c4add"/>
    </style:style>
    <style:style style:name="T34" style:family="text">
      <style:text-properties officeooo:rsid="005c9c27"/>
    </style:style>
    <style:style style:name="T35" style:family="text">
      <style:text-properties officeooo:rsid="005ca70e"/>
    </style:style>
    <style:style style:name="T36" style:family="text">
      <style:text-properties officeooo:rsid="005d7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5">30 July</text:span> 2014 transmission <text:span text:style-name="T24">31</text:span> <text:span text:style-name="T22">July</text:span> 201<text:span text:style-name="T20">4</text:span></text:p>
      <text:p text:style-name="P1"/>
      <text:p text:style-name="P1"><text:span text:style-name="T21">[0] </text:span>Introduction</text:p>
      <text:p text:style-name="P4">Once again it's that off-and-on-again moment for all you BCB listeners as we talk about IT Stuff, if you wait 29 minutes before turning your radio on again you will have missed Team Stuff which this month comprises Kriss, Shi, Dick and Dave! <text:s/>But you can also miss us via the miracle of BCB Listen Again, or, here's the show's take-away message, through the totally new and awesome IT Stuff Website <text:span text:style-name="T29">at itstuff.lo4d.net </text:span>which we will be plugging intermittently for the next 28 minutes. <text:s/>Like a popup that says your antivirus is out of date. </text:p>
      <text:p text:style-name="P2"/>
      <text:p text:style-name="P3">So what do we have in the show this time? <text:s/><text:span text:style-name="T27">Its news all the way this month, half of the news is really serious, and half of it is really silly. <text:s/>What do we want to do, folks? <text:s/>All the serious stuff at once, or alternate them? <text:s/>We'd better alternate them, or people will find summat else to listen to.</text:span></text:p>
      <text:p text:style-name="P2"/>
      <text:p text:style-name="P5"><text:span text:style-name="T14">[2 min]</text:span><text:span text:style-name="T2"> </text:span><text:span text:style-name="T4">Let's start with news about </text:span><text:span text:style-name="T26">Windows, some information is starting to leak about what's coming next. <text:s/>First, in a couple of months time there will be a new update for Windows 8.1, which might or might not be called Windows 8.1 Update 2, and it might or might not have a proper start menu, and it might or might not fix those annoying full screen apps. <text:s/>Yes, we've been here before. <text:s/>There are also rumours about a forthcoming Windows 9 next year, which is said to separate the whole horrid merging of desktop and touchscreen in Windows 8. Better late than never, because the most recent market share figures show Windows 2000 gained more market share in June than Windows 8!</text:span></text:p>
      <text:p text:style-name="P5"/>
      <text:p text:style-name="P9"><text:span text:style-name="T15">[4 Min]</text:span><text:span text:style-name="T28"> If you use </text:span>Ubuntu<text:span text:style-name="T28">, here's a reminder that the Ubuntu</text:span> One <text:span text:style-name="T28">cloud storage service is closing down at the end of July. <text:s/>Details are at one.ubuntu.com/shutdown. <text:s/>If you're listening on Friday, it's probably too late already and your files are gone! <text:s/>I guess this is an opportunity for an IT Stuff beauty contest. <text:s/>What cloud storage services do we like - dropbox? the microsoft one (One Drive)? <text:s/>copy.com?</text:span></text:p>
      <text:p text:style-name="P9"/>
      <text:p text:style-name="P13"><text:span text:style-name="T13">[6 Min]</text:span> Time for something silly.<text:span text:style-name="T30"> <text:s/>There's a new generation of dirt cheap gadgets that plug into your telly to make them internet enabled, for example Sky's NOW TV box and Google's Chromecast. <text:s/>Well someone out there has found a neat hack for the Chromecast's wifi that basically enables your neighbours to stream whatever they like to your telly. Just like that. So they can interrupt your viewing with... </text:span><text:span text:style-name="T16">[rickroll.wav]</text:span></text:p>
      <text:p text:style-name="P16"><text:span text:style-name="T31">This i</text:span>s called the Rickmote Controller.<text:span text:style-name="T31"> <text:s/>In other rickrolling news, last week Rick's record company has finally sent a takedown notice to Youtube for the original rickroll video! <text:s/>Not only are they spoilsports, apparently they have also been asleep for seven years. <text:s/>But fortunately there is an emergency backup rickroll that currently has just 85 million views. </text:span></text:p>
      <text:p text:style-name="P5"/>
      <text:p text:style-name="P18"><text:span text:style-name="T15">[8 Min]</text:span><text:span text:style-name="T28"> And now it's time for a Spook Update</text:span></text:p>
      <text:p text:style-name="P17">[bigbrojing.wav]</text:p>
      <text:p text:style-name="P19"><text:span text:style-name="T5">I</text:span><text:span text:style-name="T1">n Parliament, suddenly there was a great need for emergency legislation when those bossy european judges told everyone that keeping two years history of your phone calls for snooping purposes was way over the top. <text:s/>Except, first, that ruling was months ago, so where was the emergency; secondly, why not just comply with the ruling instead of overruling it; and third, the bill didn't just reaffirm the existing snooping, it actually extended it (for example to include data held overseas). All our local MPs just nodded it through (sigh) but usual suspects Tom Watson and David Davis are joining </text:span><text:span text:style-name="T12">Liberty</text:span><text:span text:style-name="T1"> in an application for judicial review. </text:span></text:p>
      <text:p text:style-name="P19"/>
      <text:p text:style-name="P19"><text:span text:style-name="T1">Meanwhile a list of codenames for GCHQ's snooping were leaked, and they were hilarious. <text:s/>Here are some examples</text:span></text:p>
      <text:p text:style-name="P20">Fruit Bowl, Brandy Snap, Bombay Roll, Nut Allergy</text:p>
      <text:p text:style-name="P20"><text:soft-page-break/>Country File, Scrapheap Challenge, Quincy</text:p>
      <text:p text:style-name="P20">Miniature Hero, </text:p>
      <text:p text:style-name="P20">Photon Torpedo, Viking Pillage, Angry Pirate, Clumsy Beekeeper, Concrete Donkey</text:p>
      <text:p text:style-name="P19"/>
      <text:p text:style-name="P19"><text:span text:style-name="T1">You might well suppose someone spent a lazy Sunday making a list of everything they saw and did, except it emerged that many of these innocent sounding codenames are unspeakably filthy when you look them up on Urban Dictionary. </text:span></text:p>
      <text:p text:style-name="P6"/>
      <text:p text:style-name="P21"><text:span text:style-name="T15">[10 Min]</text:span><text:span text:style-name="T28"> Ok, another silly item. <text:s/>A couple of months ago we mentioned some civil servants trolling Wikipedia about the Hillsborough disaster, well this time it's someone in the US Congress. <text:s/>IP address </text:span>143.231.249.138<text:span text:style-name="T34"> has been making witty edits like this on the Area 51 entry:</text:span></text:p>
      <text:p text:style-name="P21"/>
      <text:p text:style-name="P21"><text:span text:style-name="ins">In spite of allegations to the contrary, the claims that extraterrestrials are housed in this facility are completely unsubstantiated</text:span>.</text:p>
      <text:p text:style-name="P13"/>
      <text:p text:style-name="P20">or this one about Reptilians:</text:p>
      <text:p text:style-name="P20"/>
      <text:p text:style-name="P20">[David] Icke has claimed on multiple occasions that many of the world leaders are, or are possessed by, reptilians ruling the world<text:span text:style-name="ins">. These allegations are completely unsubstantiated and have no basis in reality</text:span>.</text:p>
      <text:p text:style-name="P13"/>
      <text:p text:style-name="P14">Predictably, the banhammer came down<text:span text:style-name="T34"> for ten days</text:span>. <text:span text:style-name="T30">They've not got much of a funny bone at Wikipedia. </text:span></text:p>
      <text:p text:style-name="P13"/>
      <text:p text:style-name="P23"><text:span text:style-name="T19">[12 Min]</text:span><text:span text:style-name="T29"> Serious again. <text:s/>It was all over the net last week that the UK had decriminalised file sharing. <text:s/>Unfortunately that was completely untrue. <text:s/>One American site got it completely wrong and lots of other sites copied it including rt.com (that's Russia Today). <text:s/>What has actually started is a 'three strikes' scheme where your ISP sends you letters telling you to stop that right now, but infringment is still illegal and you still risk criminal charges. <text:s/>As Torrent Freak put it:</text:span></text:p>
      <text:p text:style-name="P23"/>
      <text:p text:style-name="P23">Head off to your local Odeon, Showcase or UCI this coming weekend, set up a camcorder, and see if you can get a really sweet copy of Dawn of the Planet of the Apes. Begin uploading this to The Pirate Bay and while it’s seeding send an email to the Federation Against Copyright Theft containing your personal details.<text:span text:style-name="T36"> F</text:span>riendly letter incoming or a police raid? Yeah, thought so.</text:p>
      <text:p text:style-name="P13"/>
      <text:p text:style-name="P9"><text:span text:style-name="T13">[1</text:span><text:span text:style-name="T15">4</text:span><text:span text:style-name="T13"> Min]</text:span><text:span text:style-name="T1"> You're listening to IT Stuff on BCB Radio with 106.6 of </text:span><text:span text:style-name="T10">the</text:span><text:span text:style-name="T1"> analogue FMs. <text:s/>You can tell it's analogue cos it's got a point in it. Like a propelling pencil. </text:span><text:span text:style-name="T28">Coming up - more IT Stuff News, including downtime of the month and poor advice in Heckmondwike. </text:span></text:p>
      <text:p text:style-name="P9"/>
      <text:p text:style-name="P11"><text:span text:style-name="T15">[15 Min]</text:span><text:span text:style-name="T4"> But n</text:span><text:span text:style-name="T1">ow it's time for the IT Stuff Official Plugspot! There's some local events coming up over the next few weeks that we can recommend. <text:s/>First up this weekend is Leeds Hack </text:span><text:span text:style-name="T6">2014</text:span><text:span text:style-name="T10"> starting on Saturday at 10am at Leeds City Museum</text:span><text:span text:style-name="T1">, and we hope that our roving reporter Brian will be sending us a roving report for next month's roving report slot. I scripted that quip by the way. </text:span><text:span text:style-name="T10">What goes on at Leeds Hack? It's about getting something new created in two days of concerted hacking. <text:s/>Well worthy of your support. Have a look at leedshack.org, the picture at the top of the page is a hoot, don't be put off by the weird scrolly transparenty effect on the guy's eyes...</text:span></text:p>
      <text:p text:style-name="P11"/>
      <text:p text:style-name="P11"><text:span text:style-name="T10">T</text:span><text:span text:style-name="T1">he other event is Wuthering Bytes</text:span><text:span text:style-name="T10">, a three day festival of technology in Hebden Bridge in two weeks time, that's Friday 15th to Sunday 17th August. <text:s/>It's more expositional than Leeds Hack and covers hardware as well as software. </text:span><text:span text:style-name="T11">I might be going to that, the Linux controlled milling machine sounds good and I might heckle the talk about archaeological geophysics. <text:s/></text:span><text:span text:style-name="T10">Find out more at wutheringbytes.com</text:span></text:p>
      <text:p text:style-name="P9"><text:soft-page-break/></text:p>
      <text:p text:style-name="P9">While we're at it, let's plug the IT Stuff website! <text:span text:style-name="T33">It's completely new and hand crafted by our very own Shi and it's at itstuff.lo4d.com What's there Shi? <text:s/>What's involved in setting up a site like that - (finding the name, doing the graphics, getting the hosting, organising the contents)</text:span></text:p>
      <text:p text:style-name="P9"/>
      <text:p text:style-name="P9"><text:span text:style-name="T1">And if you didn't catch all th</text:span><text:span text:style-name="T10">e plugs in our plug slot</text:span><text:span text:style-name="T1">, we'll mention them again at the end of the show. </text:span><text:span text:style-name="T10"><text:s/>(maybe we should call it a plug socket?)</text:span></text:p>
      <text:p text:style-name="P9"/>
      <text:p text:style-name="P10"><text:span text:style-name="T16">[19 Min]</text:span><text:span text:style-name="T30"> It's time for the IT Stuff Downtime of the Month Award, which goes to the BBC, which managed to be down or wobbly more or less the whole of the weekend before last - not only were the homepage and iplayer more down than up, but also the weather forecast, which might explain the sudden outbreak of summer. <text:s/>or not.</text:span></text:p>
      <text:p text:style-name="P7"/>
      <text:p text:style-name="P8"><text:span text:style-name="T16">[</text:span><text:span text:style-name="T18">20 Min</text:span><text:span text:style-name="T16">]</text:span><text:span text:style-name="T7"> </text:span></text:p>
      <text:p text:style-name="P17">[familyfiltunes.wav]</text:p>
      <text:p text:style-name="P24">Some figures have come out about how many people enable the new government-mandated family filtering. <text:s/>BT, 5%; Sky 8%; Virgin 4%; Talk Talk, 36%. </text:p>
      <text:p text:style-name="P12"><text:span text:style-name="T36">Meanwhile t</text:span>he Open Rights Group has launched a satirical website called The Department of Dirty that highlights the problems <text:span text:style-name="T36">of government involvement in</text:span> web filtering.<text:span text:style-name="T36"> <text:s/>Check it out! www.departmentofdirty.co.uk</text:span></text:p>
      <text:p text:style-name="P12"/>
      <text:p text:style-name="P12"><text:span text:style-name="T36">Quote: </text:span>It's only natural that people worry about their kids, isn't it? The problem is that educating them about tricky things like relationships, pornography and hate speech costs a lot of money. Not only that, the Daily Mail don't like it and there's an election due next year. So we're all better off if we pretend we're sorting out social problems by banning the internet. Job done.</text:p>
      <text:p text:style-name="P12"><text:span text:style-name="T3"/></text:p>
      <text:p text:style-name="P10"><text:span text:style-name="T16">[23 Min]</text:span><text:span text:style-name="T30"> And now, thanks to a report from the Register, PC Plod in Heckmondwike turns out to have been sending snailmail letters out telling people to secure their open wifi networks. <text:s/>The only problem is that the networks concerned were BT FON and Openzone hotspots, which are an entirely normal and useful part of the BT Internet service and require a BT Login to use. </text:span></text:p>
      <text:p text:style-name="P10"/>
      <text:p text:style-name="Text_20_body">Inspector Neil Money of the Batley and Spen Neighbourhood Policing Team <text:span text:style-name="T35">doubled down on his technological incompetence</text:span> when contacted by the <text:span text:style-name="T23">Register</text:span> for comment.</text:p>
      <text:p text:style-name="Text_20_body">"I would once again repeat the advice that people follow basic security steps to protect their internet access - including password protecting the service.<text:span text:style-name="T35"> <text:s/></text:span>This was a general warning put out to offer residents simple security advice."</text:p>
      <text:p text:style-name="P22">It's just a pity that the advice is complete tripe, really. <text:s/>As the informant said: </text:p>
      <text:p text:style-name="P25">"I hope they aren't this incompetent when it comes to stopping people who want to blow us up."</text:p>
      <text:p text:style-name="P14"><text:span text:style-name="T13">[2</text:span><text:span text:style-name="T16">5</text:span><text:span text:style-name="T13"> Min]</text:span> Well IT Stuff is out of time again, we'd better replug our plugs again</text:p>
      <text:p text:style-name="P14">Leeds Hack 2014<text:span text:style-name="T30">, both Saturday and Sunday</text:span> this weekend over in That Leeds<text:span text:style-name="T30"> leedshack.org</text:span></text:p>
      <text:p text:style-name="P14">Wuthering Bytes two weeks from <text:span text:style-name="T32">now, on Friday to Sunday, </text:span>across in That Hebden Bridge<text:span text:style-name="T30"> wutheringbytes.com</text:span></text:p>
      <text:p text:style-name="P14">and the IT Stuff website at itstuff.lo4d.ne<text:span text:style-name="T32">t, it's got lots of Stuff, it's even got the script for this show</text:span></text:p>
      <text:p text:style-name="P14"/>
      <text:p text:style-name="P15"><text:span text:style-name="T13">Finally</text:span><text:span text:style-name="T1"> the world'</text:span><text:span text:style-name="T9">s</text:span><text:span text:style-name="T1"> premier hacker conference, Defcon, will be taking place next weekend in Las Vegas, </text:span><text:span text:style-name="T7">the videos are always a hoot, </text:span><text:span text:style-name="T1">so in honour of that we leave you with this track</text:span><text:span text:style-name="T8">.</text:span><text:span text:style-name="T1"> </text:span><text:span text:style-name="T8">Recorded by Steve Albini, this is</text:span><text:span text:style-name="T1"> Man or Astro-man </text:span><text:span text:style-name="T8">with</text:span><text:span text:style-name="T1"> Defcon 5.</text:span><text:span text:style-name="T9"> <text:s/>[end at 26 min 37 sec]</text:span></text:p>
      <text:p text:style-name="P15"><text:span text:style-name="T17">[defcon5.wav]</text:span><text:span text:style-name="T9"> [3 min 15 sec]</text:span></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7-30T13:48:27.783262694</dc:date>
    <meta:editing-duration>P0D</meta:editing-duration>
    <meta:editing-cycles>5</meta:editing-cycles>
    <meta:generator>LibreOffice/4.2.5.2$Linux_X86_64 LibreOffice_project/420m0$Build-2</meta:generator>
    <meta:document-statistic meta:table-count="0" meta:image-count="0" meta:object-count="0" meta:page-count="3" meta:paragraph-count="46" meta:word-count="1744" meta:character-count="10125" meta:non-whitespace-character-count="8374"/>
  </office:meta>
</office:document-meta>
</file>